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YSTEME DE VERIFICATION D’OUTPUT DE L’APPLICATION DE GESTION DE BIIBLIOTHE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T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debut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office:value-type="date" office:date-value="2025-07-05" calcext:value-type="date">
            <text:p>2025-07-05</text:p>
          </table:table-cell>
          <table:table-cell table:style-name="ce1" office:value-type="date" office:date-value="2025-07-19" calcext:value-type="date">
            <text:p>2025-07-19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emise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office:value-type="date" office:date-value="2025-07-10" calcext:value-type="date">
            <text:p>2025-07-10</text:p>
          </table:table-cell>
          <table:table-cell table:style-name="ce1"/>
        </table:table-row>
        <table:table-row table:style-name="ro1">
          <table:table-cell office:value-type="string" calcext:value-type="string">
            <text:p>On reprete le meme exemplaire apres la rem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T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debut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5-07-11" calcext:value-type="date">
            <text:p>2025-07-11</text:p>
          </table:table-cell>
          <table:table-cell table:style-name="ce1" office:value-type="date" office:date-value="2025-07-22" calcext:value-type="date">
            <text:p>2025-07-22</text:p>
          </table:table-cell>
        </table:table-row>
        <table:table-row table:style-name="ro1">
          <table:table-cell office:value-type="string" calcext:value-type="string">
            <text:p>Ce dernier rend le livre en retard de 2jou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ise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5-07-24" calcext:value-type="date">
            <text:p>2025-07-24</text:p>
          </table:table-cell>
          <table:table-cell/>
        </table:table-row>
        <table:table-row table:style-name="ro1">
          <table:table-cell office:value-type="string" calcext:value-type="string">
            <text:p>Le user id: <text:s/>3 est <text:s/>alors penalise de 1 journee, jusqu’au <text:s/>2025-07-25 a 16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bleme, le pret est toujours insere le 24 a 21h alors que j’essaye d’inserer le 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0T17:58:35.222877800</meta:creation-date>
    <dc:date>2025-07-10T18:58:12.131729400</dc:date>
    <meta:editing-duration>PT38M16S</meta:editing-duration>
    <meta:editing-cycles>1</meta:editing-cycles>
    <meta:document-statistic meta:table-count="1" meta:cell-count="33" meta:object-count="0"/>
    <meta:generator>LibreOffice/25.2.4.3$Windows_X86_64 LibreOffice_project/33e196637044ead23f5c3226cde09b47731f7e27</meta:generator>
  </office:meta>
</office:document-meta>
</file>